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Medium" svg:font-family="'Open Sans Medium', apple-system, blinkmacsystemfont, 'Segoe UI', 'Helvetica Neue', arial, sans-serif"/>
    <style:font-face style:name="Open Sans Semibold" svg:font-family="'Open Sans Semibold', apple-system, blinkmacsystemfont, 'Segoe UI', 'Helvetica Neue', arial, sans-serif"/>
    <style:font-face style:name="Open Sans" svg:font-family="'Open Sans', apple-system, blinkmacsystemfont, 'Segoe UI',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fo:font-weight="bold" officeooo:paragraph-rsid="0011ae36" style:font-size-asian="18pt" style:font-weight-asian="bold" style:font-size-complex="18pt"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Open Sans" fo:font-size="12.75pt" fo:letter-spacing="normal" fo:font-style="normal" fo:font-weight="normal"/>
    </style:style>
    <style:style style:name="P6"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000000" style:font-name="Open Sans" fo:font-size="12.75pt" fo:letter-spacing="normal" fo:font-style="normal" fo:font-weight="normal"/>
    </style:style>
    <style:style style:name="P7"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000000" style:font-name="Open Sans" fo:font-size="12.75pt" fo:letter-spacing="normal" fo:font-style="normal" fo:font-weight="normal"/>
    </style:style>
    <style:style style:name="P8" style:family="paragraph" style:parent-style-name="Heading_20_2">
      <style:text-properties fo:font-variant="normal" fo:text-transform="none" fo:color="#333333" style:font-name="Open Sans Semibold" fo:letter-spacing="normal" fo:font-style="normal" fo:font-weight="bold"/>
    </style:style>
    <style:style style:name="P9" style:family="paragraph" style:parent-style-name="Heading_20_3">
      <style:paragraph-properties fo:margin-left="0cm" fo:margin-right="0cm" fo:line-height="130%" fo:text-align="start" style:justify-single-word="false" fo:orphans="2" fo:widows="2" fo:text-indent="0cm" style:auto-text-indent="false"/>
      <style:text-properties fo:font-variant="normal" fo:text-transform="none" fo:color="#222222" style:font-name="Open Sans Medium" fo:letter-spacing="normal" fo:font-style="normal" fo:font-weight="bold"/>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variant="normal" fo:text-transform="none" fo:color="#000000" style:font-name="Open Sans" fo:font-size="12.75pt" fo:letter-spacing="normal" fo:font-style="normal" fo:font-weight="normal"/>
    </style:style>
    <style:style style:name="T4" style:family="text">
      <style:text-properties fo:font-variant="normal" fo:text-transform="none" fo:color="#075290" style:font-name="Open Sans" fo:font-size="12.75pt" fo:letter-spacing="normal" fo:font-style="normal" style:text-underline-style="solid" style:text-underline-width="auto" style:text-underline-color="font-color" fo:font-weight="normal" fo:background-color="transparent"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0"/><text:span text:style-name="T2"><text:s/>INTRODUCTION</text:span></text:p>
      <text:p text:style-name="Standard">Diabetes Mellitus (DM) is the most widely prevailing and rapidly spreading disease in</text:p>
      <text:p text:style-name="Standard">all the countriesall over the world. Early Prediction of diabetes helps us to prevent it</text:p>
      <text:p text:style-name="Standard">from critical and save human life. We Predict the probability of diabetes by taking</text:p>
      <text:p text:style-name="Standard">various factors related to the diabetes mellitus.</text:p>
      <text:p text:style-name="Standard">For this prediction we used PIMA Indian diabetes dataset obtained from Kaggle, we</text:p>
      <text:p text:style-name="Standard">apply Various Machine Learning and Deep Learning Algorithms to predict probability</text:p>
      <text:p text:style-name="Standard">of having Diabetes. Machine Leaning Provides various method through which human</text:p>
      <text:p text:style-name="Standard">efforts can be reduced in Detecting diabetesmanually.</text:p>
      <text:p text:style-name="Standard"/>
      <text:p text:style-name="P1"><text:s text:c="37"/><text:span text:style-name="T1"><text:s/>LITERATURE SURVEY</text:span></text:p>
      <text:p text:style-name="Standard">Diabetes prediction systems, leveraging machine learning algorithms, have garnered</text:p>
      <text:p text:style-name="Standard">significant attention due to their potential in early diagnosis and personalized</text:p>
      <text:p text:style-name="Standard">management of the disease. Extensive research has explored various machine learning</text:p>
      <text:p text:style-name="Standard">techniques, including logistic regression, decision trees, random forest, support vector</text:p>
      <text:p text:style-name="Standard">machines, neural networks, and ensemble methods, to predict diabetes risk accurately.</text:p>
      <text:p text:style-name="Standard">Numerous studies have utilized publicly available datasets such as Pima Indian Diabetes</text:p>
      <text:p text:style-name="Standard">dataset, Diabetes dataset from the National Institute of Diabetes and Digestive and</text:p>
      <text:p text:style-name="Standard">Kidney Diseases (NIDDK), and others, employing preprocessing techniques to handle</text:p>
      <text:p text:style-name="Standard">challenges like imbalanced data and missing values. Evaluation metrics such as accuracy,</text:p>
      <text:p text:style-name="Standard">sensitivity, specificity, and area under the ROC curve have been commonly employed to</text:p>
      <text:p text:style-name="Standard">assess the performance of prediction models. While existing literature showcases</text:p>
      <text:p text:style-name="Standard">promising results, challenges such as data quality issues, model interpretability, and</text:p>
      <text:p text:style-name="Standard">generalizability remain pertinent areas for further investigation. Future research</text:p>
      <text:p text:style-name="Standard">directions include exploring advanced machine learning techniques, integrating multi-</text:p>
      <text:p text:style-name="Standard">modal data sources, and enhancing model explainability for more effective diabetes</text:p>
      <text:p text:style-name="Standard">prediction system.</text:p>
      <text:p text:style-name="P2"><text:s text:c="18"/>SYSTEM ANALYSIS</text:p>
      <text:p text:style-name="P3">EXISTING SYSTEM</text:p>
      <text:p text:style-name="Standard"/>
      <text:p text:style-name="Standard">1. Existing Many research handled for diabetes detection .</text:p>
      <text:p text:style-name="Standard">2. Data mining approach like clustering ,classification were studied in existing System .</text:p>
      <text:p text:style-name="Standard">3. Diabetes prediction Using algorithms such as K-means clustering K-nearest</text:p>
      <text:p text:style-name="Standard">Neighbour was Proposed.</text:p>
      <text:p text:style-name="Standard">4. Using these algorithms the accuracy of prediction is less. And also High False</text:p>
      <text:p text:style-name="Standard">Prediction values.</text:p>
      <text:p text:style-name="Standard">There is no Interactive tool for users to predict diabetes.</text:p>
      <text:p text:style-name="Standard"/>
      <text:p text:style-name="P3"><text:s/>PROPOSED SYSTEM</text:p>
      <text:p text:style-name="Standard"/>
      <text:p text:style-name="Standard">1. The Proposed System study is classification of Indian PIMA data set for diabetes</text:p>
      <text:p text:style-name="Standard">as binaryclassification Problem .</text:p>
      <text:p text:style-name="Standard">2. This Proposed to achieve through Machine Learning And Deep Learning Algorithms.</text:p>
      <text:p text:style-name="Standard">3. For Machine Learning Logistic Regression and Support Vector Machines is</text:p>
      <text:p text:style-name="Standard">proposed. BothAlgorithms will give high accuracy .</text:p>
      <text:p text:style-name="Standard">4. For Deep learning Neural Network is Proposed. The Proposed system improves</text:p>
      <text:p text:style-name="Standard">the accuracy of theprediction through deep learning techniques.</text:p>
      <text:p text:style-name="Standard"/>
      <text:p text:style-name="Standard"/>
      <text:p text:style-name="Standard"/>
      <text:p text:style-name="Standard"/>
      <text:p text:style-name="Standard"><text:soft-page-break/></text:p>
      <text:p text:style-name="Standard"/>
      <text:p text:style-name="Standard"/>
      <text:h text:style-name="P8" text:outline-level="2">Types of Diabetes</text:h>
      <text:p text:style-name="P4"><text:span text:style-name="T3">There are three main types of diabetes:</text:span><text:a xlink:type="simple" xlink:href="https://www.cdc.gov/diabetes/basics/type1.html" text:style-name="Internet_20_link" text:visited-style-name="Visited_20_Internet_20_Link"><text:span text:style-name="T4">type 1</text:span></text:a><text:span text:style-name="T3">,</text:span><text:a xlink:type="simple" xlink:href="https://www.cdc.gov/diabetes/basics/type2.html" text:style-name="Internet_20_link" text:visited-style-name="Visited_20_Internet_20_Link"><text:span text:style-name="T4">type 2</text:span></text:a><text:span text:style-name="T3">, and </text:span><text:a xlink:type="simple" xlink:href="https://www.cdc.gov/diabetes/basics/gestational.html" text:style-name="Internet_20_link" text:visited-style-name="Visited_20_Internet_20_Link"><text:span text:style-name="T4">gestational diabetes</text:span></text:a><text:span text:style-name="T3">(diabetes while pregnant).</text:span></text:p>
      <text:h text:style-name="P9" text:outline-level="3">Type 1 Diabetes</text:h>
      <text:p text:style-name="P5">Type 1 diabetes is thought to be caused by an autoimmune reaction (the body attacks itself by mistake). This reaction stops your body from making insulin. Approximately 5-10% of the people who have diabetes have type 1. Type 1 diabetes can be diagnosed at any age, and symptoms often develop quickly. If you have type 1 diabetes, you’ll need to take insulin every day to survive. Currently, no one knows how to prevent type 1 diabetes.</text:p>
      <text:h text:style-name="P9" text:outline-level="3">Type 2 Diabetes</text:h>
      <text:p text:style-name="P4"><text:span text:style-name="T3">With type 2 diabetes, your body doesn’t use insulin well and can’t keep blood sugar at normal levels. About 90-95% of people with diabetes have type 2. It develops over many years and is usually diagnosed in adults (but more and more in children, teens, and young adults). You may not notice any symptoms, so it’s important to get your blood sugar tested if you’re at </text:span><text:a xlink:type="simple" xlink:href="https://www.cdc.gov/diabetes/basics/risk-factors.html" text:style-name="Internet_20_link" text:visited-style-name="Visited_20_Internet_20_Link"><text:span text:style-name="T4">risk</text:span></text:a><text:span text:style-name="T3">. Type 2 diabetes can be prevented or delayed with healthy lifestyle changes, such as:</text:span></text:p>
      <text:list xml:id="list2013919790" text:style-name="L1">
        <text:list-item>
          <text:p text:style-name="P7">Losing weight.</text:p>
        </text:list-item>
        <text:list-item>
          <text:p text:style-name="P7">Eating healthy food.</text:p>
        </text:list-item>
        <text:list-item>
          <text:p text:style-name="P6">Being active.</text:p>
        </text:list-item>
      </text:list>
      <text:h text:style-name="P9" text:outline-level="3">Gestational Diabetes</text:h>
      <text:p text:style-name="P5">Gestational diabetes develops in pregnant women who have never had diabetes. If you have gestational diabetes, your baby could be at higher risk for health problems. Gestational diabetes usually goes away after your baby is born. However, it increases your risk for type 2 diabetes later in life. Your baby is more likely to have obesity as a child or teen and develop type 2 diabetes later in lif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Medium" svg:font-family="'Open Sans Medium', apple-system, blinkmacsystemfont, 'Segoe UI', 'Helvetica Neue', arial, sans-serif"/>
    <style:font-face style:name="Open Sans Semibold" svg:font-family="'Open Sans Semibold', apple-system, blinkmacsystemfont, 'Segoe UI', 'Helvetica Neue', arial, sans-serif"/>
    <style:font-face style:name="Open Sans" svg:font-family="'Open Sans', apple-system, blinkmacsystemfont, 'Segoe UI',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fo:font-size="15pt" style:font-name-asian="OpenSymbol" style:font-family-asian="OpenSymbol" style:font-charset-asian="x-symbol" style:font-size-asian="13.1000003814697pt" style:font-name-complex="OpenSymbol" style:font-family-complex="OpenSymbol" style:font-charset-complex="x-symbol"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8T08:49:24.557273450</meta:creation-date>
    <dc:date>2024-05-08T11:06:11.936271691</dc:date>
    <meta:editing-duration>PT16M28S</meta:editing-duration>
    <meta:editing-cycles>2</meta:editing-cycles>
    <meta:generator>LibreOffice/6.0.7.3$Linux_X86_64 LibreOffice_project/00m0$Build-3</meta:generator>
    <meta:document-statistic meta:table-count="0" meta:image-count="0" meta:object-count="0" meta:page-count="2" meta:paragraph-count="54" meta:word-count="653" meta:character-count="4426" meta:non-whitespace-character-count="3732"/>
  </office:meta>
</office:document-meta>
</file>